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6.7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2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9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</text:p>
          </table:table-cell>
          <table:table-cell table:formula="of:=([Spindelabweichung.B6]-1)*1000/4" office:value-type="float" office:value="21.0296097753847" calcext:value-type="float">
            <text:p>21,029609775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1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1.863192" calcext:value-type="float">
            <text:p>21,86319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294498381877" calcext:value-type="float">
            <text:p>28,1294498382</text:p>
          </table:table-cell>
          <table:table-cell table:formula="of:=[EimerMass.A10]*3.14/12*([EimerMass.B10]*[EimerMass.B10]+[EimerMass.B10]*[EimerMass.$B$2]+[EimerMass.$B$2]*[EimerMass.$B$2])/1000" office:value-type="float" office:value="0.618289692259891" calcext:value-type="float">
            <text:p>0,6182896923</text:p>
          </table:table-cell>
          <table:table-cell office:value-type="float" office:value="1" calcext:value-type="float">
            <text:p>1</text:p>
          </table:table-cell>
          <table:table-cell table:formula="of:=([EimerMass.$B$1]-[EimerMass.$B$2])/2*[EimerMass.D10]/[EimerMass.$B$3]*2+[EimerMass.$B$2]" office:value-type="float" office:value="28.1294498381877" calcext:value-type="float">
            <text:p>28,1294498382</text:p>
          </table:table-cell>
          <table:table-cell table:formula="of:=[EimerMass.D10]*3.14/12*([EimerMass.E10]*[EimerMass.E10]+[EimerMass.E10]*[EimerMass.$B$2]+[EimerMass.$B$2]*[EimerMass.$B$2])/1000" office:value-type="float" office:value="0.618289692259891" calcext:value-type="float">
            <text:p>0,61828969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588996763754" calcext:value-type="float">
            <text:p>28,2588996764</text:p>
          </table:table-cell>
          <table:table-cell table:formula="of:=[EimerMass.A11]*3.14/12*([EimerMass.B11]*[EimerMass.B11]+[EimerMass.B11]*[EimerMass.$B$2]+[EimerMass.$B$2]*[EimerMass.$B$2])/1000" office:value-type="float" office:value="1.24229630830567" calcext:value-type="float">
            <text:p>1,2422963083</text:p>
          </table:table-cell>
          <table:table-cell office:value-type="float" office:value="1.5" calcext:value-type="float">
            <text:p>1,5</text:p>
          </table:table-cell>
          <table:table-cell table:formula="of:=([EimerMass.$B$1]-[EimerMass.$B$2])/2*[EimerMass.D11]/[EimerMass.$B$3]*2+[EimerMass.$B$2]" office:value-type="float" office:value="28.1941747572816" calcext:value-type="float">
            <text:p>28,1941747573</text:p>
          </table:table-cell>
          <table:table-cell table:formula="of:=[EimerMass.D11]*3.14/12*([EimerMass.E11]*[EimerMass.E11]+[EimerMass.E11]*[EimerMass.$B$2]+[EimerMass.$B$2]*[EimerMass.$B$2])/1000" office:value-type="float" office:value="0.929576740503346" calcext:value-type="float">
            <text:p>0,92957674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3883495145631" calcext:value-type="float">
            <text:p>28,3883495146</text:p>
          </table:table-cell>
          <table:table-cell table:formula="of:=[EimerMass.A12]*3.14/12*([EimerMass.B12]*[EimerMass.B12]+[EimerMass.B12]*[EimerMass.$B$2]+[EimerMass.$B$2]*[EimerMass.$B$2])/1000" office:value-type="float" office:value="1.87204615703648" calcext:value-type="float">
            <text:p>1,872046157</text:p>
          </table:table-cell>
          <table:table-cell office:value-type="float" office:value="2" calcext:value-type="float">
            <text:p>2</text:p>
          </table:table-cell>
          <table:table-cell table:formula="of:=([EimerMass.$B$1]-[EimerMass.$B$2])/2*[EimerMass.D12]/[EimerMass.$B$3]*2+[EimerMass.$B$2]" office:value-type="float" office:value="28.2588996763754" calcext:value-type="float">
            <text:p>28,2588996764</text:p>
          </table:table-cell>
          <table:table-cell table:formula="of:=[EimerMass.D12]*3.14/12*([EimerMass.E12]*[EimerMass.E12]+[EimerMass.E12]*[EimerMass.$B$2]+[EimerMass.$B$2]*[EimerMass.$B$2])/1000" office:value-type="float" office:value="1.24229630830567" calcext:value-type="float">
            <text:p>1,24229630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177993527508" calcext:value-type="float">
            <text:p>28,5177993528</text:p>
          </table:table-cell>
          <table:table-cell table:formula="of:=[EimerMass.A13]*3.14/12*([EimerMass.B13]*[EimerMass.B13]+[EimerMass.B13]*[EimerMass.$B$2]+[EimerMass.$B$2]*[EimerMass.$B$2])/1000" office:value-type="float" office:value="2.50756554735148" calcext:value-type="float">
            <text:p>2,5075655474</text:p>
          </table:table-cell>
          <table:table-cell office:value-type="float" office:value="2.5" calcext:value-type="float">
            <text:p>2,5</text:p>
          </table:table-cell>
          <table:table-cell table:formula="of:=([EimerMass.$B$1]-[EimerMass.$B$2])/2*[EimerMass.D13]/[EimerMass.$B$3]*2+[EimerMass.$B$2]" office:value-type="float" office:value="28.3236245954693" calcext:value-type="float">
            <text:p>28,3236245955</text:p>
          </table:table-cell>
          <table:table-cell table:formula="of:=[EimerMass.D13]*3.14/12*([EimerMass.E13]*[EimerMass.E13]+[EimerMass.E13]*[EimerMass.$B$2]+[EimerMass.$B$2]*[EimerMass.$B$2])/1000" office:value-type="float" office:value="1.55645168427925" calcext:value-type="float">
            <text:p>1,55645168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6472491909385" calcext:value-type="float">
            <text:p>28,6472491909</text:p>
          </table:table-cell>
          <table:table-cell table:formula="of:=[EimerMass.A14]*3.14/12*([EimerMass.B14]*[EimerMass.B14]+[EimerMass.B14]*[EimerMass.$B$2]+[EimerMass.$B$2]*[EimerMass.$B$2])/1000" office:value-type="float" office:value="3.14888078814982" calcext:value-type="float">
            <text:p>3,1488807881</text:p>
          </table:table-cell>
          <table:table-cell office:value-type="float" office:value="3" calcext:value-type="float">
            <text:p>3</text:p>
          </table:table-cell>
          <table:table-cell table:formula="of:=([EimerMass.$B$1]-[EimerMass.$B$2])/2*[EimerMass.D14]/[EimerMass.$B$3]*2+[EimerMass.$B$2]" office:value-type="float" office:value="28.3883495145631" calcext:value-type="float">
            <text:p>28,3883495146</text:p>
          </table:table-cell>
          <table:table-cell table:formula="of:=[EimerMass.D14]*3.14/12*([EimerMass.E14]*[EimerMass.E14]+[EimerMass.E14]*[EimerMass.$B$2]+[EimerMass.$B$2]*[EimerMass.$B$2])/1000" office:value-type="float" office:value="1.87204615703648" calcext:value-type="float">
            <text:p>1,87204615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7766990291262" calcext:value-type="float">
            <text:p>28,7766990291</text:p>
          </table:table-cell>
          <table:table-cell table:formula="of:=[EimerMass.A15]*3.14/12*([EimerMass.B15]*[EimerMass.B15]+[EimerMass.B15]*[EimerMass.$B$2]+[EimerMass.$B$2]*[EimerMass.$B$2])/1000" office:value-type="float" office:value="3.79601818833066" calcext:value-type="float">
            <text:p>3,7960181883</text:p>
          </table:table-cell>
          <table:table-cell office:value-type="float" office:value="3.5" calcext:value-type="float">
            <text:p>3,5</text:p>
          </table:table-cell>
          <table:table-cell table:formula="of:=([EimerMass.$B$1]-[EimerMass.$B$2])/2*[EimerMass.D15]/[EimerMass.$B$3]*2+[EimerMass.$B$2]" office:value-type="float" office:value="28.453074433657" calcext:value-type="float">
            <text:p>28,4530744337</text:p>
          </table:table-cell>
          <table:table-cell table:formula="of:=[EimerMass.D15]*3.14/12*([EimerMass.E15]*[EimerMass.E15]+[EimerMass.E15]*[EimerMass.$B$2]+[EimerMass.$B$2]*[EimerMass.$B$2])/1000" office:value-type="float" office:value="2.18908301518976" calcext:value-type="float">
            <text:p>2,18908301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8.9061488673139" calcext:value-type="float">
            <text:p>28,9061488673</text:p>
          </table:table-cell>
          <table:table-cell table:formula="of:=[EimerMass.A16]*3.14/12*([EimerMass.B16]*[EimerMass.B16]+[EimerMass.B16]*[EimerMass.$B$2]+[EimerMass.$B$2]*[EimerMass.$B$2])/1000" office:value-type="float" office:value="4.44900405679315" calcext:value-type="float">
            <text:p>4,4490040568</text:p>
          </table:table-cell>
          <table:table-cell office:value-type="float" office:value="4" calcext:value-type="float">
            <text:p>4</text:p>
          </table:table-cell>
          <table:table-cell table:formula="of:=([EimerMass.$B$1]-[EimerMass.$B$2])/2*[EimerMass.D16]/[EimerMass.$B$3]*2+[EimerMass.$B$2]" office:value-type="float" office:value="28.5177993527508" calcext:value-type="float">
            <text:p>28,5177993528</text:p>
          </table:table-cell>
          <table:table-cell table:formula="of:=[EimerMass.D16]*3.14/12*([EimerMass.E16]*[EimerMass.E16]+[EimerMass.E16]*[EimerMass.$B$2]+[EimerMass.$B$2]*[EimerMass.$B$2])/1000" office:value-type="float" office:value="2.50756554735148" calcext:value-type="float">
            <text:p>2,50756554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0355987055016" calcext:value-type="float">
            <text:p>29,0355987055</text:p>
          </table:table-cell>
          <table:table-cell table:formula="of:=[EimerMass.A17]*3.14/12*([EimerMass.B17]*[EimerMass.B17]+[EimerMass.B17]*[EimerMass.$B$2]+[EimerMass.$B$2]*[EimerMass.$B$2])/1000" office:value-type="float" office:value="5.10786470243644" calcext:value-type="float">
            <text:p>5,1078647024</text:p>
          </table:table-cell>
          <table:table-cell office:value-type="float" office:value="4.5" calcext:value-type="float">
            <text:p>4,5</text:p>
          </table:table-cell>
          <table:table-cell table:formula="of:=([EimerMass.$B$1]-[EimerMass.$B$2])/2*[EimerMass.D17]/[EimerMass.$B$3]*2+[EimerMass.$B$2]" office:value-type="float" office:value="28.5825242718447" calcext:value-type="float">
            <text:p>28,5825242718</text:p>
          </table:table-cell>
          <table:table-cell table:formula="of:=[EimerMass.D17]*3.14/12*([EimerMass.E17]*[EimerMass.E17]+[EimerMass.E17]*[EimerMass.$B$2]+[EimerMass.$B$2]*[EimerMass.$B$2])/1000" office:value-type="float" office:value="2.82749704213404" calcext:value-type="float">
            <text:p>2,827497042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1650485436893" calcext:value-type="float">
            <text:p>29,1650485437</text:p>
          </table:table-cell>
          <table:table-cell table:formula="of:=[EimerMass.A18]*3.14/12*([EimerMass.B18]*[EimerMass.B18]+[EimerMass.B18]*[EimerMass.$B$2]+[EimerMass.$B$2]*[EimerMass.$B$2])/1000" office:value-type="float" office:value="5.77262643415968" calcext:value-type="float">
            <text:p>5,7726264342</text:p>
          </table:table-cell>
          <table:table-cell office:value-type="float" office:value="5" calcext:value-type="float">
            <text:p>5</text:p>
          </table:table-cell>
          <table:table-cell table:formula="of:=([EimerMass.$B$1]-[EimerMass.$B$2])/2*[EimerMass.D18]/[EimerMass.$B$3]*2+[EimerMass.$B$2]" office:value-type="float" office:value="28.6472491909385" calcext:value-type="float">
            <text:p>28,6472491909</text:p>
          </table:table-cell>
          <table:table-cell table:formula="of:=[EimerMass.D18]*3.14/12*([EimerMass.E18]*[EimerMass.E18]+[EimerMass.E18]*[EimerMass.$B$2]+[EimerMass.$B$2]*[EimerMass.$B$2])/1000" office:value-type="float" office:value="3.14888078814982" calcext:value-type="float">
            <text:p>3,14888078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294498381877" calcext:value-type="float">
            <text:p>29,2944983819</text:p>
          </table:table-cell>
          <table:table-cell table:formula="of:=[EimerMass.A19]*3.14/12*([EimerMass.B19]*[EimerMass.B19]+[EimerMass.B19]*[EimerMass.$B$2]+[EimerMass.$B$2]*[EimerMass.$B$2])/1000" office:value-type="float" office:value="6.44331556086202" calcext:value-type="float">
            <text:p>6,4433155609</text:p>
          </table:table-cell>
          <table:table-cell office:value-type="float" office:value="5.5" calcext:value-type="float">
            <text:p>5,5</text:p>
          </table:table-cell>
          <table:table-cell table:formula="of:=([EimerMass.$B$1]-[EimerMass.$B$2])/2*[EimerMass.D19]/[EimerMass.$B$3]*2+[EimerMass.$B$2]" office:value-type="float" office:value="28.7119741100324" calcext:value-type="float">
            <text:p>28,71197411</text:p>
          </table:table-cell>
          <table:table-cell table:formula="of:=[EimerMass.D19]*3.14/12*([EimerMass.E19]*[EimerMass.E19]+[EimerMass.E19]*[EimerMass.$B$2]+[EimerMass.$B$2]*[EimerMass.$B$2])/1000" office:value-type="float" office:value="3.47172007401123" calcext:value-type="float">
            <text:p>3,47172007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4239482200647" calcext:value-type="float">
            <text:p>29,4239482201</text:p>
          </table:table-cell>
          <table:table-cell table:formula="of:=[EimerMass.A20]*3.14/12*([EimerMass.B20]*[EimerMass.B20]+[EimerMass.B20]*[EimerMass.$B$2]+[EimerMass.$B$2]*[EimerMass.$B$2])/1000" office:value-type="float" office:value="7.11995839144262" calcext:value-type="float">
            <text:p>7,1199583914</text:p>
          </table:table-cell>
          <table:table-cell office:value-type="float" office:value="6" calcext:value-type="float">
            <text:p>6</text:p>
          </table:table-cell>
          <table:table-cell table:formula="of:=([EimerMass.$B$1]-[EimerMass.$B$2])/2*[EimerMass.D20]/[EimerMass.$B$3]*2+[EimerMass.$B$2]" office:value-type="float" office:value="28.7766990291262" calcext:value-type="float">
            <text:p>28,7766990291</text:p>
          </table:table-cell>
          <table:table-cell table:formula="of:=[EimerMass.D20]*3.14/12*([EimerMass.E20]*[EimerMass.E20]+[EimerMass.E20]*[EimerMass.$B$2]+[EimerMass.$B$2]*[EimerMass.$B$2])/1000" office:value-type="float" office:value="3.79601818833066" calcext:value-type="float">
            <text:p>3,796018188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5533980582524" calcext:value-type="float">
            <text:p>29,5533980583</text:p>
          </table:table-cell>
          <table:table-cell table:formula="of:=[EimerMass.A21]*3.14/12*([EimerMass.B21]*[EimerMass.B21]+[EimerMass.B21]*[EimerMass.$B$2]+[EimerMass.$B$2]*[EimerMass.$B$2])/1000" office:value-type="float" office:value="7.80258123480064" calcext:value-type="float">
            <text:p>7,8025812348</text:p>
          </table:table-cell>
          <table:table-cell office:value-type="float" office:value="6.5" calcext:value-type="float">
            <text:p>6,5</text:p>
          </table:table-cell>
          <table:table-cell table:formula="of:=([EimerMass.$B$1]-[EimerMass.$B$2])/2*[EimerMass.D21]/[EimerMass.$B$3]*2+[EimerMass.$B$2]" office:value-type="float" office:value="28.8414239482201" calcext:value-type="float">
            <text:p>28,8414239482</text:p>
          </table:table-cell>
          <table:table-cell table:formula="of:=[EimerMass.D21]*3.14/12*([EimerMass.E21]*[EimerMass.E21]+[EimerMass.E21]*[EimerMass.$B$2]+[EimerMass.$B$2]*[EimerMass.$B$2])/1000" office:value-type="float" office:value="4.1217784197205" calcext:value-type="float">
            <text:p>4,12177841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6828478964401" calcext:value-type="float">
            <text:p>29,6828478964</text:p>
          </table:table-cell>
          <table:table-cell table:formula="of:=[EimerMass.A22]*3.14/12*([EimerMass.B22]*[EimerMass.B22]+[EimerMass.B22]*[EimerMass.$B$2]+[EimerMass.$B$2]*[EimerMass.$B$2])/1000" office:value-type="float" office:value="8.49121039983522" calcext:value-type="float">
            <text:p>8,4912103998</text:p>
          </table:table-cell>
          <table:table-cell office:value-type="float" office:value="7" calcext:value-type="float">
            <text:p>7</text:p>
          </table:table-cell>
          <table:table-cell table:formula="of:=([EimerMass.$B$1]-[EimerMass.$B$2])/2*[EimerMass.D22]/[EimerMass.$B$3]*2+[EimerMass.$B$2]" office:value-type="float" office:value="28.9061488673139" calcext:value-type="float">
            <text:p>28,9061488673</text:p>
          </table:table-cell>
          <table:table-cell table:formula="of:=[EimerMass.D22]*3.14/12*([EimerMass.E22]*[EimerMass.E22]+[EimerMass.E22]*[EimerMass.$B$2]+[EimerMass.$B$2]*[EimerMass.$B$2])/1000" office:value-type="float" office:value="4.44900405679315" calcext:value-type="float">
            <text:p>4,44900405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29.8122977346278" calcext:value-type="float">
            <text:p>29,8122977346</text:p>
          </table:table-cell>
          <table:table-cell table:formula="of:=[EimerMass.A23]*3.14/12*([EimerMass.B23]*[EimerMass.B23]+[EimerMass.B23]*[EimerMass.$B$2]+[EimerMass.$B$2]*[EimerMass.$B$2])/1000" office:value-type="float" office:value="9.18587219544552" calcext:value-type="float">
            <text:p>9,1858721954</text:p>
          </table:table-cell>
          <table:table-cell office:value-type="float" office:value="7.5" calcext:value-type="float">
            <text:p>7,5</text:p>
          </table:table-cell>
          <table:table-cell table:formula="of:=([EimerMass.$B$1]-[EimerMass.$B$2])/2*[EimerMass.D23]/[EimerMass.$B$3]*2+[EimerMass.$B$2]" office:value-type="float" office:value="28.9708737864078" calcext:value-type="float">
            <text:p>28,9708737864</text:p>
          </table:table-cell>
          <table:table-cell table:formula="of:=[EimerMass.D23]*3.14/12*([EimerMass.E23]*[EimerMass.E23]+[EimerMass.E23]*[EimerMass.$B$2]+[EimerMass.$B$2]*[EimerMass.$B$2])/1000" office:value-type="float" office:value="4.777698388161" calcext:value-type="float">
            <text:p>4,777698388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29.9417475728155" calcext:value-type="float">
            <text:p>29,9417475728</text:p>
          </table:table-cell>
          <table:table-cell table:formula="of:=[EimerMass.A24]*3.14/12*([EimerMass.B24]*[EimerMass.B24]+[EimerMass.B24]*[EimerMass.$B$2]+[EimerMass.$B$2]*[EimerMass.$B$2])/1000" office:value-type="float" office:value="9.88659293053068" calcext:value-type="float">
            <text:p>9,8865929305</text:p>
          </table:table-cell>
          <table:table-cell office:value-type="float" office:value="8" calcext:value-type="float">
            <text:p>8</text:p>
          </table:table-cell>
          <table:table-cell table:formula="of:=([EimerMass.$B$1]-[EimerMass.$B$2])/2*[EimerMass.D24]/[EimerMass.$B$3]*2+[EimerMass.$B$2]" office:value-type="float" office:value="29.0355987055016" calcext:value-type="float">
            <text:p>29,0355987055</text:p>
          </table:table-cell>
          <table:table-cell table:formula="of:=[EimerMass.D24]*3.14/12*([EimerMass.E24]*[EimerMass.E24]+[EimerMass.E24]*[EimerMass.$B$2]+[EimerMass.$B$2]*[EimerMass.$B$2])/1000" office:value-type="float" office:value="5.10786470243644" calcext:value-type="float">
            <text:p>5,10786470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0711974110032" calcext:value-type="float">
            <text:p>30,071197411</text:p>
          </table:table-cell>
          <table:table-cell table:formula="of:=[EimerMass.A25]*3.14/12*([EimerMass.B25]*[EimerMass.B25]+[EimerMass.B25]*[EimerMass.$B$2]+[EimerMass.$B$2]*[EimerMass.$B$2])/1000" office:value-type="float" office:value="10.5933989139899" calcext:value-type="float">
            <text:p>10,593398914</text:p>
          </table:table-cell>
          <table:table-cell office:value-type="float" office:value="8.5" calcext:value-type="float">
            <text:p>8,5</text:p>
          </table:table-cell>
          <table:table-cell table:formula="of:=([EimerMass.$B$1]-[EimerMass.$B$2])/2*[EimerMass.D25]/[EimerMass.$B$3]*2+[EimerMass.$B$2]" office:value-type="float" office:value="29.1003236245955" calcext:value-type="float">
            <text:p>29,1003236246</text:p>
          </table:table-cell>
          <table:table-cell table:formula="of:=[EimerMass.D25]*3.14/12*([EimerMass.E25]*[EimerMass.E25]+[EimerMass.E25]*[EimerMass.$B$2]+[EimerMass.$B$2]*[EimerMass.$B$2])/1000" office:value-type="float" office:value="5.43950628823187" calcext:value-type="float">
            <text:p>5,439506288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2006472491909" calcext:value-type="float">
            <text:p>30,2006472492</text:p>
          </table:table-cell>
          <table:table-cell table:formula="of:=[EimerMass.A26]*3.14/12*([EimerMass.B26]*[EimerMass.B26]+[EimerMass.B26]*[EimerMass.$B$2]+[EimerMass.$B$2]*[EimerMass.$B$2])/1000" office:value-type="float" office:value="11.3063164547222" calcext:value-type="float">
            <text:p>11,3063164547</text:p>
          </table:table-cell>
          <table:table-cell office:value-type="float" office:value="9" calcext:value-type="float">
            <text:p>9</text:p>
          </table:table-cell>
          <table:table-cell table:formula="of:=([EimerMass.$B$1]-[EimerMass.$B$2])/2*[EimerMass.D26]/[EimerMass.$B$3]*2+[EimerMass.$B$2]" office:value-type="float" office:value="29.1650485436893" calcext:value-type="float">
            <text:p>29,1650485437</text:p>
          </table:table-cell>
          <table:table-cell table:formula="of:=[EimerMass.D26]*3.14/12*([EimerMass.E26]*[EimerMass.E26]+[EimerMass.E26]*[EimerMass.$B$2]+[EimerMass.$B$2]*[EimerMass.$B$2])/1000" office:value-type="float" office:value="5.77262643415968" calcext:value-type="float">
            <text:p>5,772626434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3300970873786" calcext:value-type="float">
            <text:p>30,3300970874</text:p>
          </table:table-cell>
          <table:table-cell table:formula="of:=[EimerMass.A27]*3.14/12*([EimerMass.B27]*[EimerMass.B27]+[EimerMass.B27]*[EimerMass.$B$2]+[EimerMass.$B$2]*[EimerMass.$B$2])/1000" office:value-type="float" office:value="12.0253718616269" calcext:value-type="float">
            <text:p>12,0253718616</text:p>
          </table:table-cell>
          <table:table-cell office:value-type="float" office:value="9.5" calcext:value-type="float">
            <text:p>9,5</text:p>
          </table:table-cell>
          <table:table-cell table:formula="of:=([EimerMass.$B$1]-[EimerMass.$B$2])/2*[EimerMass.D27]/[EimerMass.$B$3]*2+[EimerMass.$B$2]" office:value-type="float" office:value="29.2297734627832" calcext:value-type="float">
            <text:p>29,2297734628</text:p>
          </table:table-cell>
          <table:table-cell table:formula="of:=[EimerMass.D27]*3.14/12*([EimerMass.E27]*[EimerMass.E27]+[EimerMass.E27]*[EimerMass.$B$2]+[EimerMass.$B$2]*[EimerMass.$B$2])/1000" office:value-type="float" office:value="6.10722842883226" calcext:value-type="float">
            <text:p>6,107228428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4595469255663" calcext:value-type="float">
            <text:p>30,4595469256</text:p>
          </table:table-cell>
          <table:table-cell table:formula="of:=[EimerMass.A28]*3.14/12*([EimerMass.B28]*[EimerMass.B28]+[EimerMass.B28]*[EimerMass.$B$2]+[EimerMass.$B$2]*[EimerMass.$B$2])/1000" office:value-type="float" office:value="12.7505914436031" calcext:value-type="float">
            <text:p>12,7505914436</text:p>
          </table:table-cell>
          <table:table-cell office:value-type="float" office:value="10" calcext:value-type="float">
            <text:p>10</text:p>
          </table:table-cell>
          <table:table-cell table:formula="of:=([EimerMass.$B$1]-[EimerMass.$B$2])/2*[EimerMass.D28]/[EimerMass.$B$3]*2+[EimerMass.$B$2]" office:value-type="float" office:value="29.294498381877" calcext:value-type="float">
            <text:p>29,2944983819</text:p>
          </table:table-cell>
          <table:table-cell table:formula="of:=[EimerMass.D28]*3.14/12*([EimerMass.E28]*[EimerMass.E28]+[EimerMass.E28]*[EimerMass.$B$2]+[EimerMass.$B$2]*[EimerMass.$B$2])/1000" office:value-type="float" office:value="6.44331556086202" calcext:value-type="float">
            <text:p>6,44331556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588996763754" calcext:value-type="float">
            <text:p>30,5889967638</text:p>
          </table:table-cell>
          <table:table-cell table:formula="of:=[EimerMass.A29]*3.14/12*([EimerMass.B29]*[EimerMass.B29]+[EimerMass.B29]*[EimerMass.$B$2]+[EimerMass.$B$2]*[EimerMass.$B$2])/1000" office:value-type="float" office:value="13.4820015095499" calcext:value-type="float">
            <text:p>13,4820015095</text:p>
          </table:table-cell>
          <table:table-cell office:value-type="float" office:value="10.5" calcext:value-type="float">
            <text:p>10,5</text:p>
          </table:table-cell>
          <table:table-cell table:formula="of:=([EimerMass.$B$1]-[EimerMass.$B$2])/2*[EimerMass.D29]/[EimerMass.$B$3]*2+[EimerMass.$B$2]" office:value-type="float" office:value="29.3592233009709" calcext:value-type="float">
            <text:p>29,359223301</text:p>
          </table:table-cell>
          <table:table-cell table:formula="of:=[EimerMass.D29]*3.14/12*([EimerMass.E29]*[EimerMass.E29]+[EimerMass.E29]*[EimerMass.$B$2]+[EimerMass.$B$2]*[EimerMass.$B$2])/1000" office:value-type="float" office:value="6.78089111886134" calcext:value-type="float">
            <text:p>6,780891118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0.7184466019417" calcext:value-type="float">
            <text:p>30,7184466019</text:p>
          </table:table-cell>
          <table:table-cell table:formula="of:=[EimerMass.A30]*3.14/12*([EimerMass.B30]*[EimerMass.B30]+[EimerMass.B30]*[EimerMass.$B$2]+[EimerMass.$B$2]*[EimerMass.$B$2])/1000" office:value-type="float" office:value="14.2196283683665" calcext:value-type="float">
            <text:p>14,2196283684</text:p>
          </table:table-cell>
          <table:table-cell office:value-type="float" office:value="11" calcext:value-type="float">
            <text:p>11</text:p>
          </table:table-cell>
          <table:table-cell table:formula="of:=([EimerMass.$B$1]-[EimerMass.$B$2])/2*[EimerMass.D30]/[EimerMass.$B$3]*2+[EimerMass.$B$2]" office:value-type="float" office:value="29.4239482200647" calcext:value-type="float">
            <text:p>29,4239482201</text:p>
          </table:table-cell>
          <table:table-cell table:formula="of:=[EimerMass.D30]*3.14/12*([EimerMass.E30]*[EimerMass.E30]+[EimerMass.E30]*[EimerMass.$B$2]+[EimerMass.$B$2]*[EimerMass.$B$2])/1000" office:value-type="float" office:value="7.11995839144262" calcext:value-type="float">
            <text:p>7,11995839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0.8478964401294" calcext:value-type="float">
            <text:p>30,8478964401</text:p>
          </table:table-cell>
          <table:table-cell table:formula="of:=[EimerMass.A31]*3.14/12*([EimerMass.B31]*[EimerMass.B31]+[EimerMass.B31]*[EimerMass.$B$2]+[EimerMass.$B$2]*[EimerMass.$B$2])/1000" office:value-type="float" office:value="14.963498328952" calcext:value-type="float">
            <text:p>14,963498329</text:p>
          </table:table-cell>
          <table:table-cell office:value-type="float" office:value="11.5" calcext:value-type="float">
            <text:p>11,5</text:p>
          </table:table-cell>
          <table:table-cell table:formula="of:=([EimerMass.$B$1]-[EimerMass.$B$2])/2*[EimerMass.D31]/[EimerMass.$B$3]*2+[EimerMass.$B$2]" office:value-type="float" office:value="29.4886731391586" calcext:value-type="float">
            <text:p>29,4886731392</text:p>
          </table:table-cell>
          <table:table-cell table:formula="of:=[EimerMass.D31]*3.14/12*([EimerMass.E31]*[EimerMass.E31]+[EimerMass.E31]*[EimerMass.$B$2]+[EimerMass.$B$2]*[EimerMass.$B$2])/1000" office:value-type="float" office:value="7.46052066721826" calcext:value-type="float">
            <text:p>7,460520667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0.9773462783172" calcext:value-type="float">
            <text:p>30,9773462783</text:p>
          </table:table-cell>
          <table:table-cell table:formula="of:=[EimerMass.A32]*3.14/12*([EimerMass.B32]*[EimerMass.B32]+[EimerMass.B32]*[EimerMass.$B$2]+[EimerMass.$B$2]*[EimerMass.$B$2])/1000" office:value-type="float" office:value="15.7136377002056" calcext:value-type="float">
            <text:p>15,7136377002</text:p>
          </table:table-cell>
          <table:table-cell office:value-type="float" office:value="12" calcext:value-type="float">
            <text:p>12</text:p>
          </table:table-cell>
          <table:table-cell table:formula="of:=([EimerMass.$B$1]-[EimerMass.$B$2])/2*[EimerMass.D32]/[EimerMass.$B$3]*2+[EimerMass.$B$2]" office:value-type="float" office:value="29.5533980582524" calcext:value-type="float">
            <text:p>29,5533980583</text:p>
          </table:table-cell>
          <table:table-cell table:formula="of:=[EimerMass.D32]*3.14/12*([EimerMass.E32]*[EimerMass.E32]+[EimerMass.E32]*[EimerMass.$B$2]+[EimerMass.$B$2]*[EimerMass.$B$2])/1000" office:value-type="float" office:value="7.80258123480064" calcext:value-type="float">
            <text:p>7,802581234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1067961165049" calcext:value-type="float">
            <text:p>31,1067961165</text:p>
          </table:table-cell>
          <table:table-cell table:formula="of:=[EimerMass.A33]*3.14/12*([EimerMass.B33]*[EimerMass.B33]+[EimerMass.B33]*[EimerMass.$B$2]+[EimerMass.$B$2]*[EimerMass.$B$2])/1000" office:value-type="float" office:value="16.4700727910265" calcext:value-type="float">
            <text:p>16,470072791</text:p>
          </table:table-cell>
          <table:table-cell office:value-type="float" office:value="12.5" calcext:value-type="float">
            <text:p>12,5</text:p>
          </table:table-cell>
          <table:table-cell table:formula="of:=([EimerMass.$B$1]-[EimerMass.$B$2])/2*[EimerMass.D33]/[EimerMass.$B$3]*2+[EimerMass.$B$2]" office:value-type="float" office:value="29.6181229773463" calcext:value-type="float">
            <text:p>29,6181229773</text:p>
          </table:table-cell>
          <table:table-cell table:formula="of:=[EimerMass.D33]*3.14/12*([EimerMass.E33]*[EimerMass.E33]+[EimerMass.E33]*[EimerMass.$B$2]+[EimerMass.$B$2]*[EimerMass.$B$2])/1000" office:value-type="float" office:value="8.14614338280216" calcext:value-type="float">
            <text:p>8,14614338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2362459546926" calcext:value-type="float">
            <text:p>31,2362459547</text:p>
          </table:table-cell>
          <table:table-cell table:formula="of:=[EimerMass.A34]*3.14/12*([EimerMass.B34]*[EimerMass.B34]+[EimerMass.B34]*[EimerMass.$B$2]+[EimerMass.$B$2]*[EimerMass.$B$2])/1000" office:value-type="float" office:value="17.2328299103137" calcext:value-type="float">
            <text:p>17,2328299103</text:p>
          </table:table-cell>
          <table:table-cell office:value-type="float" office:value="13" calcext:value-type="float">
            <text:p>13</text:p>
          </table:table-cell>
          <table:table-cell table:formula="of:=([EimerMass.$B$1]-[EimerMass.$B$2])/2*[EimerMass.D34]/[EimerMass.$B$3]*2+[EimerMass.$B$2]" office:value-type="float" office:value="29.6828478964401" calcext:value-type="float">
            <text:p>29,6828478964</text:p>
          </table:table-cell>
          <table:table-cell table:formula="of:=[EimerMass.D34]*3.14/12*([EimerMass.E34]*[EimerMass.E34]+[EimerMass.E34]*[EimerMass.$B$2]+[EimerMass.$B$2]*[EimerMass.$B$2])/1000" office:value-type="float" office:value="8.49121039983522" calcext:value-type="float">
            <text:p>8,491210399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3656957928803" calcext:value-type="float">
            <text:p>31,3656957929</text:p>
          </table:table-cell>
          <table:table-cell table:formula="of:=[EimerMass.A35]*3.14/12*([EimerMass.B35]*[EimerMass.B35]+[EimerMass.B35]*[EimerMass.$B$2]+[EimerMass.$B$2]*[EimerMass.$B$2])/1000" office:value-type="float" office:value="18.0019353669666" calcext:value-type="float">
            <text:p>18,001935367</text:p>
          </table:table-cell>
          <table:table-cell office:value-type="float" office:value="13.5" calcext:value-type="float">
            <text:p>13,5</text:p>
          </table:table-cell>
          <table:table-cell table:formula="of:=([EimerMass.$B$1]-[EimerMass.$B$2])/2*[EimerMass.D35]/[EimerMass.$B$3]*2+[EimerMass.$B$2]" office:value-type="float" office:value="29.747572815534" calcext:value-type="float">
            <text:p>29,7475728155</text:p>
          </table:table-cell>
          <table:table-cell table:formula="of:=[EimerMass.D35]*3.14/12*([EimerMass.E35]*[EimerMass.E35]+[EimerMass.E35]*[EimerMass.$B$2]+[EimerMass.$B$2]*[EimerMass.$B$2])/1000" office:value-type="float" office:value="8.83778557451221" calcext:value-type="float">
            <text:p>8,837785574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1.495145631068" calcext:value-type="float">
            <text:p>31,4951456311</text:p>
          </table:table-cell>
          <table:table-cell table:formula="of:=[EimerMass.A36]*3.14/12*([EimerMass.B36]*[EimerMass.B36]+[EimerMass.B36]*[EimerMass.$B$2]+[EimerMass.$B$2]*[EimerMass.$B$2])/1000" office:value-type="float" office:value="18.7774154698841" calcext:value-type="float">
            <text:p>18,7774154699</text:p>
          </table:table-cell>
          <table:table-cell office:value-type="float" office:value="14" calcext:value-type="float">
            <text:p>14</text:p>
          </table:table-cell>
          <table:table-cell table:formula="of:=([EimerMass.$B$1]-[EimerMass.$B$2])/2*[EimerMass.D36]/[EimerMass.$B$3]*2+[EimerMass.$B$2]" office:value-type="float" office:value="29.8122977346278" calcext:value-type="float">
            <text:p>29,8122977346</text:p>
          </table:table-cell>
          <table:table-cell table:formula="of:=[EimerMass.D36]*3.14/12*([EimerMass.E36]*[EimerMass.E36]+[EimerMass.E36]*[EimerMass.$B$2]+[EimerMass.$B$2]*[EimerMass.$B$2])/1000" office:value-type="float" office:value="9.18587219544552" calcext:value-type="float">
            <text:p>9,18587219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1.6245954692557" calcext:value-type="float">
            <text:p>31,6245954693</text:p>
          </table:table-cell>
          <table:table-cell table:formula="of:=[EimerMass.A37]*3.14/12*([EimerMass.B37]*[EimerMass.B37]+[EimerMass.B37]*[EimerMass.$B$2]+[EimerMass.$B$2]*[EimerMass.$B$2])/1000" office:value-type="float" office:value="19.5592965279654" calcext:value-type="float">
            <text:p>19,559296528</text:p>
          </table:table-cell>
          <table:table-cell office:value-type="float" office:value="14.5" calcext:value-type="float">
            <text:p>14,5</text:p>
          </table:table-cell>
          <table:table-cell table:formula="of:=([EimerMass.$B$1]-[EimerMass.$B$2])/2*[EimerMass.D37]/[EimerMass.$B$3]*2+[EimerMass.$B$2]" office:value-type="float" office:value="29.8770226537217" calcext:value-type="float">
            <text:p>29,8770226537</text:p>
          </table:table-cell>
          <table:table-cell table:formula="of:=[EimerMass.D37]*3.14/12*([EimerMass.E37]*[EimerMass.E37]+[EimerMass.E37]*[EimerMass.$B$2]+[EimerMass.$B$2]*[EimerMass.$B$2])/1000" office:value-type="float" office:value="9.53547355124754" calcext:value-type="float">
            <text:p>9,53547355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1.7540453074434" calcext:value-type="float">
            <text:p>31,7540453074</text:p>
          </table:table-cell>
          <table:table-cell table:formula="of:=[EimerMass.A38]*3.14/12*([EimerMass.B38]*[EimerMass.B38]+[EimerMass.B38]*[EimerMass.$B$2]+[EimerMass.$B$2]*[EimerMass.$B$2])/1000" office:value-type="float" office:value="20.3476048501098" calcext:value-type="float">
            <text:p>20,3476048501</text:p>
          </table:table-cell>
          <table:table-cell office:value-type="float" office:value="15" calcext:value-type="float">
            <text:p>15</text:p>
          </table:table-cell>
          <table:table-cell table:formula="of:=([EimerMass.$B$1]-[EimerMass.$B$2])/2*[EimerMass.D38]/[EimerMass.$B$3]*2+[EimerMass.$B$2]" office:value-type="float" office:value="29.9417475728155" calcext:value-type="float">
            <text:p>29,9417475728</text:p>
          </table:table-cell>
          <table:table-cell table:formula="of:=[EimerMass.D38]*3.14/12*([EimerMass.E38]*[EimerMass.E38]+[EimerMass.E38]*[EimerMass.$B$2]+[EimerMass.$B$2]*[EimerMass.$B$2])/1000" office:value-type="float" office:value="9.88659293053068" calcext:value-type="float">
            <text:p>9,88659293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1.8834951456311" calcext:value-type="float">
            <text:p>31,8834951456</text:p>
          </table:table-cell>
          <table:table-cell table:formula="of:=[EimerMass.A39]*3.14/12*([EimerMass.B39]*[EimerMass.B39]+[EimerMass.B39]*[EimerMass.$B$2]+[EimerMass.$B$2]*[EimerMass.$B$2])/1000" office:value-type="float" office:value="21.1423667452163" calcext:value-type="float">
            <text:p>21,1423667452</text:p>
          </table:table-cell>
          <table:table-cell office:value-type="float" office:value="15.5" calcext:value-type="float">
            <text:p>15,5</text:p>
          </table:table-cell>
          <table:table-cell table:formula="of:=([EimerMass.$B$1]-[EimerMass.$B$2])/2*[EimerMass.D39]/[EimerMass.$B$3]*2+[EimerMass.$B$2]" office:value-type="float" office:value="30.0064724919094" calcext:value-type="float">
            <text:p>30,0064724919</text:p>
          </table:table-cell>
          <table:table-cell table:formula="of:=[EimerMass.D39]*3.14/12*([EimerMass.E39]*[EimerMass.E39]+[EimerMass.E39]*[EimerMass.$B$2]+[EimerMass.$B$2]*[EimerMass.$B$2])/1000" office:value-type="float" office:value="10.2392336219073" calcext:value-type="float">
            <text:p>10,2392336219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([EimerMass.$B$1]-[EimerMass.$B$2])/2*[EimerMass.D40]/[EimerMass.$B$3]*2+[EimerMass.$B$2]" office:value-type="float" office:value="30.0711974110032" calcext:value-type="float">
            <text:p>30,071197411</text:p>
          </table:table-cell>
          <table:table-cell table:formula="of:=[EimerMass.D40]*3.14/12*([EimerMass.E40]*[EimerMass.E40]+[EimerMass.E40]*[EimerMass.$B$2]+[EimerMass.$B$2]*[EimerMass.$B$2])/1000" office:value-type="float" office:value="10.5933989139899" calcext:value-type="float">
            <text:p>10,593398914</text:p>
          </table:table-cell>
        </table:table-row>
        <table:table-row table:style-name="ro2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EimerMass.$B$1]-[EimerMass.$B$2])/2*[EimerMass.D41]/[EimerMass.$B$3]*2+[EimerMass.$B$2]" office:value-type="float" office:value="30.1359223300971" calcext:value-type="float">
            <text:p>30,1359223301</text:p>
          </table:table-cell>
          <table:table-cell table:formula="of:=[EimerMass.D41]*3.14/12*([EimerMass.E41]*[EimerMass.E41]+[EimerMass.E41]*[EimerMass.$B$2]+[EimerMass.$B$2]*[EimerMass.$B$2])/1000" office:value-type="float" office:value="10.9490920953907" calcext:value-type="float">
            <text:p>10,9490920954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([EimerMass.$B$1]-[EimerMass.$B$2])/2*[EimerMass.D42]/[EimerMass.$B$3]*2+[EimerMass.$B$2]" office:value-type="float" office:value="30.2006472491909" calcext:value-type="float">
            <text:p>30,2006472492</text:p>
          </table:table-cell>
          <table:table-cell table:formula="of:=[EimerMass.D42]*3.14/12*([EimerMass.E42]*[EimerMass.E42]+[EimerMass.E42]*[EimerMass.$B$2]+[EimerMass.$B$2]*[EimerMass.$B$2])/1000" office:value-type="float" office:value="11.3063164547222" calcext:value-type="float">
            <text:p>11,3063164547</text:p>
          </table:table-cell>
        </table:table-row>
        <table:table-row table:style-name="ro2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EimerMass.$B$1]-[EimerMass.$B$2])/2*[EimerMass.D43]/[EimerMass.$B$3]*2+[EimerMass.$B$2]" office:value-type="float" office:value="30.2653721682848" calcext:value-type="float">
            <text:p>30,2653721683</text:p>
          </table:table-cell>
          <table:table-cell table:formula="of:=[EimerMass.D43]*3.14/12*([EimerMass.E43]*[EimerMass.E43]+[EimerMass.E43]*[EimerMass.$B$2]+[EimerMass.$B$2]*[EimerMass.$B$2])/1000" office:value-type="float" office:value="11.6650752805968" calcext:value-type="float">
            <text:p>11,6650752806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([EimerMass.$B$1]-[EimerMass.$B$2])/2*[EimerMass.D44]/[EimerMass.$B$3]*2+[EimerMass.$B$2]" office:value-type="float" office:value="30.3300970873786" calcext:value-type="float">
            <text:p>30,3300970874</text:p>
          </table:table-cell>
          <table:table-cell table:formula="of:=[EimerMass.D44]*3.14/12*([EimerMass.E44]*[EimerMass.E44]+[EimerMass.E44]*[EimerMass.$B$2]+[EimerMass.$B$2]*[EimerMass.$B$2])/1000" office:value-type="float" office:value="12.0253718616269" calcext:value-type="float">
            <text:p>12,0253718616</text:p>
          </table:table-cell>
        </table:table-row>
        <table:table-row table:style-name="ro2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EimerMass.$B$1]-[EimerMass.$B$2])/2*[EimerMass.D45]/[EimerMass.$B$3]*2+[EimerMass.$B$2]" office:value-type="float" office:value="30.3948220064725" calcext:value-type="float">
            <text:p>30,3948220065</text:p>
          </table:table-cell>
          <table:table-cell table:formula="of:=[EimerMass.D45]*3.14/12*([EimerMass.E45]*[EimerMass.E45]+[EimerMass.E45]*[EimerMass.$B$2]+[EimerMass.$B$2]*[EimerMass.$B$2])/1000" office:value-type="float" office:value="12.3872094864249" calcext:value-type="float">
            <text:p>12,3872094864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([EimerMass.$B$1]-[EimerMass.$B$2])/2*[EimerMass.D46]/[EimerMass.$B$3]*2+[EimerMass.$B$2]" office:value-type="float" office:value="30.4595469255663" calcext:value-type="float">
            <text:p>30,4595469256</text:p>
          </table:table-cell>
          <table:table-cell table:formula="of:=[EimerMass.D46]*3.14/12*([EimerMass.E46]*[EimerMass.E46]+[EimerMass.E46]*[EimerMass.$B$2]+[EimerMass.$B$2]*[EimerMass.$B$2])/1000" office:value-type="float" office:value="12.7505914436031" calcext:value-type="float">
            <text:p>12,7505914436</text:p>
          </table:table-cell>
        </table:table-row>
        <table:table-row table:style-name="ro2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EimerMass.$B$1]-[EimerMass.$B$2])/2*[EimerMass.D47]/[EimerMass.$B$3]*2+[EimerMass.$B$2]" office:value-type="float" office:value="30.5242718446602" calcext:value-type="float">
            <text:p>30,5242718447</text:p>
          </table:table-cell>
          <table:table-cell table:formula="of:=[EimerMass.D47]*3.14/12*([EimerMass.E47]*[EimerMass.E47]+[EimerMass.E47]*[EimerMass.$B$2]+[EimerMass.$B$2]*[EimerMass.$B$2])/1000" office:value-type="float" office:value="13.115521021774" calcext:value-type="float">
            <text:p>13,1155210218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([EimerMass.$B$1]-[EimerMass.$B$2])/2*[EimerMass.D48]/[EimerMass.$B$3]*2+[EimerMass.$B$2]" office:value-type="float" office:value="30.588996763754" calcext:value-type="float">
            <text:p>30,5889967638</text:p>
          </table:table-cell>
          <table:table-cell table:formula="of:=[EimerMass.D48]*3.14/12*([EimerMass.E48]*[EimerMass.E48]+[EimerMass.E48]*[EimerMass.$B$2]+[EimerMass.$B$2]*[EimerMass.$B$2])/1000" office:value-type="float" office:value="13.4820015095499" calcext:value-type="float">
            <text:p>13,4820015095</text:p>
          </table:table-cell>
        </table:table-row>
        <table:table-row table:style-name="ro2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EimerMass.$B$1]-[EimerMass.$B$2])/2*[EimerMass.D49]/[EimerMass.$B$3]*2+[EimerMass.$B$2]" office:value-type="float" office:value="30.6537216828479" calcext:value-type="float">
            <text:p>30,6537216828</text:p>
          </table:table-cell>
          <table:table-cell table:formula="of:=[EimerMass.D49]*3.14/12*([EimerMass.E49]*[EimerMass.E49]+[EimerMass.E49]*[EimerMass.$B$2]+[EimerMass.$B$2]*[EimerMass.$B$2])/1000" office:value-type="float" office:value="13.8500361955433" calcext:value-type="float">
            <text:p>13,8500361955</text:p>
          </table:table-cell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([EimerMass.$B$1]-[EimerMass.$B$2])/2*[EimerMass.D50]/[EimerMass.$B$3]*2+[EimerMass.$B$2]" office:value-type="float" office:value="30.7184466019417" calcext:value-type="float">
            <text:p>30,7184466019</text:p>
          </table:table-cell>
          <table:table-cell table:formula="of:=[EimerMass.D50]*3.14/12*([EimerMass.E50]*[EimerMass.E50]+[EimerMass.E50]*[EimerMass.$B$2]+[EimerMass.$B$2]*[EimerMass.$B$2])/1000" office:value-type="float" office:value="14.2196283683665" calcext:value-type="float">
            <text:p>14,2196283684</text:p>
          </table:table-cell>
        </table:table-row>
        <table:table-row table:style-name="ro2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EimerMass.$B$1]-[EimerMass.$B$2])/2*[EimerMass.D51]/[EimerMass.$B$3]*2+[EimerMass.$B$2]" office:value-type="float" office:value="30.7831715210356" calcext:value-type="float">
            <text:p>30,783171521</text:p>
          </table:table-cell>
          <table:table-cell table:formula="of:=[EimerMass.D51]*3.14/12*([EimerMass.E51]*[EimerMass.E51]+[EimerMass.E51]*[EimerMass.$B$2]+[EimerMass.$B$2]*[EimerMass.$B$2])/1000" office:value-type="float" office:value="14.5907813166319" calcext:value-type="float">
            <text:p>14,5907813166</text:p>
          </table:table-cell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([EimerMass.$B$1]-[EimerMass.$B$2])/2*[EimerMass.D52]/[EimerMass.$B$3]*2+[EimerMass.$B$2]" office:value-type="float" office:value="30.8478964401294" calcext:value-type="float">
            <text:p>30,8478964401</text:p>
          </table:table-cell>
          <table:table-cell table:formula="of:=[EimerMass.D52]*3.14/12*([EimerMass.E52]*[EimerMass.E52]+[EimerMass.E52]*[EimerMass.$B$2]+[EimerMass.$B$2]*[EimerMass.$B$2])/1000" office:value-type="float" office:value="14.963498328952" calcext:value-type="float">
            <text:p>14,963498329</text:p>
          </table:table-cell>
        </table:table-row>
        <table:table-row table:style-name="ro2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EimerMass.$B$1]-[EimerMass.$B$2])/2*[EimerMass.D53]/[EimerMass.$B$3]*2+[EimerMass.$B$2]" office:value-type="float" office:value="30.9126213592233" calcext:value-type="float">
            <text:p>30,9126213592</text:p>
          </table:table-cell>
          <table:table-cell table:formula="of:=[EimerMass.D53]*3.14/12*([EimerMass.E53]*[EimerMass.E53]+[EimerMass.E53]*[EimerMass.$B$2]+[EimerMass.$B$2]*[EimerMass.$B$2])/1000" office:value-type="float" office:value="15.3377826939391" calcext:value-type="float">
            <text:p>15,3377826939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([EimerMass.$B$1]-[EimerMass.$B$2])/2*[EimerMass.D54]/[EimerMass.$B$3]*2+[EimerMass.$B$2]" office:value-type="float" office:value="30.9773462783172" calcext:value-type="float">
            <text:p>30,9773462783</text:p>
          </table:table-cell>
          <table:table-cell table:formula="of:=[EimerMass.D54]*3.14/12*([EimerMass.E54]*[EimerMass.E54]+[EimerMass.E54]*[EimerMass.$B$2]+[EimerMass.$B$2]*[EimerMass.$B$2])/1000" office:value-type="float" office:value="15.7136377002056" calcext:value-type="float">
            <text:p>15,7136377002</text:p>
          </table:table-cell>
        </table:table-row>
        <table:table-row table:style-name="ro2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EimerMass.$B$1]-[EimerMass.$B$2])/2*[EimerMass.D55]/[EimerMass.$B$3]*2+[EimerMass.$B$2]" office:value-type="float" office:value="31.042071197411" calcext:value-type="float">
            <text:p>31,0420711974</text:p>
          </table:table-cell>
          <table:table-cell table:formula="of:=[EimerMass.D55]*3.14/12*([EimerMass.E55]*[EimerMass.E55]+[EimerMass.E55]*[EimerMass.$B$2]+[EimerMass.$B$2]*[EimerMass.$B$2])/1000" office:value-type="float" office:value="16.091066636364" calcext:value-type="float">
            <text:p>16,0910666364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([EimerMass.$B$1]-[EimerMass.$B$2])/2*[EimerMass.D56]/[EimerMass.$B$3]*2+[EimerMass.$B$2]" office:value-type="float" office:value="31.1067961165049" calcext:value-type="float">
            <text:p>31,1067961165</text:p>
          </table:table-cell>
          <table:table-cell table:formula="of:=[EimerMass.D56]*3.14/12*([EimerMass.E56]*[EimerMass.E56]+[EimerMass.E56]*[EimerMass.$B$2]+[EimerMass.$B$2]*[EimerMass.$B$2])/1000" office:value-type="float" office:value="16.4700727910265" calcext:value-type="float">
            <text:p>16,470072791</text:p>
          </table:table-cell>
        </table:table-row>
        <table:table-row table:style-name="ro2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EimerMass.$B$1]-[EimerMass.$B$2])/2*[EimerMass.D57]/[EimerMass.$B$3]*2+[EimerMass.$B$2]" office:value-type="float" office:value="31.1715210355987" calcext:value-type="float">
            <text:p>31,1715210356</text:p>
          </table:table-cell>
          <table:table-cell table:formula="of:=[EimerMass.D57]*3.14/12*([EimerMass.E57]*[EimerMass.E57]+[EimerMass.E57]*[EimerMass.$B$2]+[EimerMass.$B$2]*[EimerMass.$B$2])/1000" office:value-type="float" office:value="16.8506594528056" calcext:value-type="float">
            <text:p>16,8506594528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([EimerMass.$B$1]-[EimerMass.$B$2])/2*[EimerMass.D58]/[EimerMass.$B$3]*2+[EimerMass.$B$2]" office:value-type="float" office:value="31.2362459546926" calcext:value-type="float">
            <text:p>31,2362459547</text:p>
          </table:table-cell>
          <table:table-cell table:formula="of:=[EimerMass.D58]*3.14/12*([EimerMass.E58]*[EimerMass.E58]+[EimerMass.E58]*[EimerMass.$B$2]+[EimerMass.$B$2]*[EimerMass.$B$2])/1000" office:value-type="float" office:value="17.2328299103137" calcext:value-type="float">
            <text:p>17,2328299103</text:p>
          </table:table-cell>
        </table:table-row>
        <table:table-row table:style-name="ro2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EimerMass.$B$1]-[EimerMass.$B$2])/2*[EimerMass.D59]/[EimerMass.$B$3]*2+[EimerMass.$B$2]" office:value-type="float" office:value="31.3009708737864" calcext:value-type="float">
            <text:p>31,3009708738</text:p>
          </table:table-cell>
          <table:table-cell table:formula="of:=[EimerMass.D59]*3.14/12*([EimerMass.E59]*[EimerMass.E59]+[EimerMass.E59]*[EimerMass.$B$2]+[EimerMass.$B$2]*[EimerMass.$B$2])/1000" office:value-type="float" office:value="17.6165874521633" calcext:value-type="float">
            <text:p>17,6165874522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([EimerMass.$B$1]-[EimerMass.$B$2])/2*[EimerMass.D60]/[EimerMass.$B$3]*2+[EimerMass.$B$2]" office:value-type="float" office:value="31.3656957928803" calcext:value-type="float">
            <text:p>31,3656957929</text:p>
          </table:table-cell>
          <table:table-cell table:formula="of:=[EimerMass.D60]*3.14/12*([EimerMass.E60]*[EimerMass.E60]+[EimerMass.E60]*[EimerMass.$B$2]+[EimerMass.$B$2]*[EimerMass.$B$2])/1000" office:value-type="float" office:value="18.0019353669666" calcext:value-type="float">
            <text:p>18,001935367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EimerMass.$B$1]-[EimerMass.$B$2])/2*[EimerMass.D61]/[EimerMass.$B$3]*2+[EimerMass.$B$2]" office:value-type="float" office:value="31.4304207119741" calcext:value-type="float">
            <text:p>31,430420712</text:p>
          </table:table-cell>
          <table:table-cell table:formula="of:=[EimerMass.D61]*3.14/12*([EimerMass.E61]*[EimerMass.E61]+[EimerMass.E61]*[EimerMass.$B$2]+[EimerMass.$B$2]*[EimerMass.$B$2])/1000" office:value-type="float" office:value="18.388876943336" calcext:value-type="float">
            <text:p>18,3888769433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([EimerMass.$B$1]-[EimerMass.$B$2])/2*[EimerMass.D62]/[EimerMass.$B$3]*2+[EimerMass.$B$2]" office:value-type="float" office:value="31.495145631068" calcext:value-type="float">
            <text:p>31,4951456311</text:p>
          </table:table-cell>
          <table:table-cell table:formula="of:=[EimerMass.D62]*3.14/12*([EimerMass.E62]*[EimerMass.E62]+[EimerMass.E62]*[EimerMass.$B$2]+[EimerMass.$B$2]*[EimerMass.$B$2])/1000" office:value-type="float" office:value="18.7774154698841" calcext:value-type="float">
            <text:p>18,7774154699</text:p>
          </table:table-cell>
        </table:table-row>
        <table:table-row table:style-name="ro2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EimerMass.$B$1]-[EimerMass.$B$2])/2*[EimerMass.D63]/[EimerMass.$B$3]*2+[EimerMass.$B$2]" office:value-type="float" office:value="31.5598705501618" calcext:value-type="float">
            <text:p>31,5598705502</text:p>
          </table:table-cell>
          <table:table-cell table:formula="of:=[EimerMass.D63]*3.14/12*([EimerMass.E63]*[EimerMass.E63]+[EimerMass.E63]*[EimerMass.$B$2]+[EimerMass.$B$2]*[EimerMass.$B$2])/1000" office:value-type="float" office:value="19.1675542352231" calcext:value-type="float">
            <text:p>19,1675542352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([EimerMass.$B$1]-[EimerMass.$B$2])/2*[EimerMass.D64]/[EimerMass.$B$3]*2+[EimerMass.$B$2]" office:value-type="float" office:value="31.6245954692557" calcext:value-type="float">
            <text:p>31,6245954693</text:p>
          </table:table-cell>
          <table:table-cell table:formula="of:=[EimerMass.D64]*3.14/12*([EimerMass.E64]*[EimerMass.E64]+[EimerMass.E64]*[EimerMass.$B$2]+[EimerMass.$B$2]*[EimerMass.$B$2])/1000" office:value-type="float" office:value="19.5592965279654" calcext:value-type="float">
            <text:p>19,559296528</text:p>
          </table:table-cell>
        </table:table-row>
        <table:table-row table:style-name="ro2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EimerMass.$B$1]-[EimerMass.$B$2])/2*[EimerMass.D65]/[EimerMass.$B$3]*2+[EimerMass.$B$2]" office:value-type="float" office:value="31.6893203883495" calcext:value-type="float">
            <text:p>31,6893203883</text:p>
          </table:table-cell>
          <table:table-cell table:formula="of:=[EimerMass.D65]*3.14/12*([EimerMass.E65]*[EimerMass.E65]+[EimerMass.E65]*[EimerMass.$B$2]+[EimerMass.$B$2]*[EimerMass.$B$2])/1000" office:value-type="float" office:value="19.9526456367235" calcext:value-type="float">
            <text:p>19,9526456367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([EimerMass.$B$1]-[EimerMass.$B$2])/2*[EimerMass.D66]/[EimerMass.$B$3]*2+[EimerMass.$B$2]" office:value-type="float" office:value="31.7540453074434" calcext:value-type="float">
            <text:p>31,7540453074</text:p>
          </table:table-cell>
          <table:table-cell table:formula="of:=[EimerMass.D66]*3.14/12*([EimerMass.E66]*[EimerMass.E66]+[EimerMass.E66]*[EimerMass.$B$2]+[EimerMass.$B$2]*[EimerMass.$B$2])/1000" office:value-type="float" office:value="20.3476048501098" calcext:value-type="float">
            <text:p>20,3476048501</text:p>
          </table:table-cell>
        </table:table-row>
        <table:table-row table:style-name="ro2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EimerMass.$B$1]-[EimerMass.$B$2])/2*[EimerMass.D67]/[EimerMass.$B$3]*2+[EimerMass.$B$2]" office:value-type="float" office:value="31.8187702265372" calcext:value-type="float">
            <text:p>31,8187702265</text:p>
          </table:table-cell>
          <table:table-cell table:formula="of:=[EimerMass.D67]*3.14/12*([EimerMass.E67]*[EimerMass.E67]+[EimerMass.E67]*[EimerMass.$B$2]+[EimerMass.$B$2]*[EimerMass.$B$2])/1000" office:value-type="float" office:value="20.7441774567366" calcext:value-type="float">
            <text:p>20,7441774567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([EimerMass.$B$1]-[EimerMass.$B$2])/2*[EimerMass.D68]/[EimerMass.$B$3]*2+[EimerMass.$B$2]" office:value-type="float" office:value="31.8834951456311" calcext:value-type="float">
            <text:p>31,8834951456</text:p>
          </table:table-cell>
          <table:table-cell table:formula="of:=[EimerMass.D68]*3.14/12*([EimerMass.E68]*[EimerMass.E68]+[EimerMass.E68]*[EimerMass.$B$2]+[EimerMass.$B$2]*[EimerMass.$B$2])/1000" office:value-type="float" office:value="21.1423667452163" calcext:value-type="float">
            <text:p>21,1423667452</text:p>
          </table:table-cell>
        </table:table-row>
        <table:table-row table:style-name="ro2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EimerMass.$B$1]-[EimerMass.$B$2])/2*[EimerMass.D69]/[EimerMass.$B$3]*2+[EimerMass.$B$2]" office:value-type="float" office:value="31.9482200647249" calcext:value-type="float">
            <text:p>31,9482200647</text:p>
          </table:table-cell>
          <table:table-cell table:formula="of:=[EimerMass.D69]*3.14/12*([EimerMass.E69]*[EimerMass.E69]+[EimerMass.E69]*[EimerMass.$B$2]+[EimerMass.$B$2]*[EimerMass.$B$2])/1000" office:value-type="float" office:value="21.5421760041614" calcext:value-type="float">
            <text:p>21,5421760042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([EimerMass.$B$1]-[EimerMass.$B$2])/2*[EimerMass.D70]/[EimerMass.$B$3]*2+[EimerMass.$B$2]" office:value-type="float" office:value="32.0129449838188" calcext:value-type="float">
            <text:p>32,0129449838</text:p>
          </table:table-cell>
          <table:table-cell table:formula="of:=[EimerMass.D70]*3.14/12*([EimerMass.E70]*[EimerMass.E70]+[EimerMass.E70]*[EimerMass.$B$2]+[EimerMass.$B$2]*[EimerMass.$B$2])/1000" office:value-type="float" office:value="21.9436085221842" calcext:value-type="float">
            <text:p>21,9436085222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EimerMass.$B$1]-[EimerMass.$B$2])/2*[EimerMass.D71]/[EimerMass.$B$3]*2+[EimerMass.$B$2]" office:value-type="float" office:value="32.0776699029126" calcext:value-type="float">
            <text:p>32,0776699029</text:p>
          </table:table-cell>
          <table:table-cell table:formula="of:=[EimerMass.D71]*3.14/12*([EimerMass.E71]*[EimerMass.E71]+[EimerMass.E71]*[EimerMass.$B$2]+[EimerMass.$B$2]*[EimerMass.$B$2])/1000" office:value-type="float" office:value="22.3466675878971" calcext:value-type="float">
            <text:p>22,3466675879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([EimerMass.$B$1]-[EimerMass.$B$2])/2*[EimerMass.D72]/[EimerMass.$B$3]*2+[EimerMass.$B$2]" office:value-type="float" office:value="32.1423948220065" calcext:value-type="float">
            <text:p>32,142394822</text:p>
          </table:table-cell>
          <table:table-cell table:formula="of:=[EimerMass.D72]*3.14/12*([EimerMass.E72]*[EimerMass.E72]+[EimerMass.E72]*[EimerMass.$B$2]+[EimerMass.$B$2]*[EimerMass.$B$2])/1000" office:value-type="float" office:value="22.7513564899125" calcext:value-type="float">
            <text:p>22,7513564899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EimerMass.$B$1]-[EimerMass.$B$2])/2*[EimerMass.D73]/[EimerMass.$B$3]*2+[EimerMass.$B$2]" office:value-type="float" office:value="32.2071197411003" calcext:value-type="float">
            <text:p>32,2071197411</text:p>
          </table:table-cell>
          <table:table-cell table:formula="of:=[EimerMass.D73]*3.14/12*([EimerMass.E73]*[EimerMass.E73]+[EimerMass.E73]*[EimerMass.$B$2]+[EimerMass.$B$2]*[EimerMass.$B$2])/1000" office:value-type="float" office:value="23.1576785168428" calcext:value-type="float">
            <text:p>23,1576785168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([EimerMass.$B$1]-[EimerMass.$B$2])/2*[EimerMass.D74]/[EimerMass.$B$3]*2+[EimerMass.$B$2]" office:value-type="float" office:value="32.2718446601942" calcext:value-type="float">
            <text:p>32,2718446602</text:p>
          </table:table-cell>
          <table:table-cell table:formula="of:=[EimerMass.D74]*3.14/12*([EimerMass.E74]*[EimerMass.E74]+[EimerMass.E74]*[EimerMass.$B$2]+[EimerMass.$B$2]*[EimerMass.$B$2])/1000" office:value-type="float" office:value="23.5656369573004" calcext:value-type="float">
            <text:p>23,5656369573</text:p>
          </table:table-cell>
        </table:table-row>
        <table:table-row table:style-name="ro2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EimerMass.$B$1]-[EimerMass.$B$2])/2*[EimerMass.D75]/[EimerMass.$B$3]*2+[EimerMass.$B$2]" office:value-type="float" office:value="32.336569579288" calcext:value-type="float">
            <text:p>32,3365695793</text:p>
          </table:table-cell>
          <table:table-cell table:formula="of:=[EimerMass.D75]*3.14/12*([EimerMass.E75]*[EimerMass.E75]+[EimerMass.E75]*[EimerMass.$B$2]+[EimerMass.$B$2]*[EimerMass.$B$2])/1000" office:value-type="float" office:value="23.9752350998977" calcext:value-type="float">
            <text:p>23,9752350999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9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9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6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3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</text:p>
          </table:table-cell>
          <table:table-cell table:number-columns-repeated="6"/>
        </table:table-row>
      </table:table>
      <table:table table:name="Refraktometer fehler" table:style-name="ta1"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  <table:table-cell office:value-type="string" calcext:value-type="string">
            <text:p>Plato gemessen während Gärung</text:p>
          </table:table-cell>
          <table:table-cell table:number-columns-repeated="4"/>
        </table:table-row>
        <table:table-row table:style-name="ro2">
          <table:table-cell office:value-type="float" office:value="12.48" calcext:value-type="float">
            <text:p>12,48</text:p>
          </table:table-cell>
          <table:table-cell office:value-type="string" calcext:value-type="string">
            <text:p>Br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x</text:p>
          </table:table-cell>
          <table:table-cell table:number-columns-repeated="3"/>
        </table:table-row>
        <table:table-row table:style-name="ro2">
          <table:table-cell table:formula="of:=[.A2]/1.04" office:value-type="float" office:value="12" calcext:value-type="float">
            <text:p>12</text:p>
          </table:table-cell>
          <table:table-cell office:value-type="string" calcext:value-type="string">
            <text:p>°P</text:p>
          </table:table-cell>
          <table:table-cell table:formula="of:=[.C2]/1.04" office:value-type="float" office:value="7.69230769230769" calcext:value-type="float">
            <text:p>7,6923076923</text:p>
          </table:table-cell>
          <table:table-cell office:value-type="string" calcext:value-type="string">
            <text:p>°P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table:formula="of:=1-0.00085683*[.A3]+0.0034941*[.C3]" office:value-type="float" office:value="1.01659573230769" calcext:value-type="float">
            <text:p>1,0165957323</text:p>
          </table:table-cell>
          <table:table-cell office:value-type="string" calcext:value-type="string">
            <text:p>Spezifische Dichte (SG)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formula="of:=([.A5]-1)*1000/4" office:value-type="float" office:value="4.14893307692305" calcext:value-type="float">
            <text:p>4,1489330769</text:p>
          </table:table-cell>
          <table:table-cell office:value-type="string" calcext:value-type="string">
            <text:p>°P (Alkohol korrigiert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 style:data-style-name="N2" text:time-value="20:27:36.6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12-17T20:44:20.839000000</dc:date>
    <meta:editing-duration>PT1H45M46S</meta:editing-duration>
    <meta:editing-cycles>24</meta:editing-cycles>
    <meta:generator>LibreOffice/5.1.1.3$Windows_x86 LibreOffice_project/89f508ef3ecebd2cfb8e1def0f0ba9a803b88a6d</meta:generator>
    <meta:document-statistic meta:table-count="6" meta:cell-count="547" meta:object-count="0"/>
  </office:meta>
</office:document-meta>
</file>